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center" fo:margin-bottom="10.00pt"/>
    </style:style>
  </office:automatic-styles>
  <office:body>
    <office:text>
      <text:p text:style-name="P1"><text:span text:style-name="T1">WEB DESGINING ASSIGNMENT</text:span></text:p>
      <text:p text:style-name="P1"><text:span text:style-name="T1">HTML5</text:span></text:p>
      <text:p text:style-name="P2"><text:span text:style-name="T2">• What are the new tags added in HTML5? </text:span></text:p>
      <text:p text:style-name="P2"><text:span text:style-name="T3">List of all elements introduced in HTML5:</text:span></text:p>
      <text:p text:style-name="P2"><text:span text:style-name="T3">&lt;article&gt; tag: </text:span></text:p>
      <text:p text:style-name="P2"><text:span text:style-name="T3">&lt;aside&gt; tag: </text:span></text:p>
      <text:p text:style-name="P2"><text:span text:style-name="T3">&lt;audio&gt; tag: </text:span></text:p>
      <text:p text:style-name="P2"><text:span text:style-name="T3">&lt;canvas&gt; tag: </text:span></text:p>
      <text:p text:style-name="P2"><text:span text:style-name="T3">&lt;command&gt; tag: </text:span></text:p>
      <text:p text:style-name="P2"><text:span text:style-name="T3">&lt;datalist&gt; tag: </text:span></text:p>
      <text:p text:style-name="P2"><text:span text:style-name="T3">&lt;details&gt; tag: .</text:span></text:p>
      <text:p text:style-name="P2"><text:span text:style-name="T3">&lt;embed&gt; tag:<text:s text:c="2"/>.</text:span></text:p>
      <text:p text:style-name="P2"><text:span text:style-name="T3">&lt;figure&gt; tag: </text:span></text:p>
      <text:p text:style-name="P2"><text:span text:style-name="T3">&lt;footer&gt; tag: </text:span></text:p>
      <text:p text:style-name="P2"><text:span text:style-name="T3">&lt;header&gt; tag: </text:span></text:p>
      <text:p text:style-name="P2"><text:span text:style-name="T3">&lt;hgroup&gt; tag: .</text:span></text:p>
      <text:p text:style-name="P2"><text:span text:style-name="T3">&lt;keygen&gt; tag: </text:span></text:p>
      <text:p text:style-name="P2"><text:span text:style-name="T3">&lt;mark&gt; tag: </text:span></text:p>
      <text:p text:style-name="P2"><text:span text:style-name="T3">&lt;meter&gt; tag:</text:span></text:p>
      <text:p text:style-name="P2"><text:span text:style-name="T3">&lt;nav&gt; tag:.</text:span></text:p>
      <text:p text:style-name="P2"><text:span text:style-name="T3">&lt;output&gt; tag: </text:span></text:p>
      <text:p text:style-name="P2"><text:span text:style-name="T3">&lt;progress&gt; tag</text:span></text:p>
      <text:p text:style-name="P2"><text:span text:style-name="T3">&lt;ruby&gt; tag</text:span></text:p>
      <text:p text:style-name="P2"><text:span text:style-name="T3">&lt;section&gt; tag: </text:span></text:p>
      <text:p text:style-name="P2"><text:span text:style-name="T3">&lt;time&gt; tag: </text:span></text:p>
      <text:p text:style-name="P2"><text:span text:style-name="T3">&lt;wbr&gt; tag: </text:span></text:p>
      <text:p text:style-name="P2"><text:span text:style-name="T3">&lt;video&gt; tag: </text:span></text:p>
      <text:p text:style-name="P2"><text:span text:style-name="T4">• How to embed audio and video in a webpage? </text:span></text:p>
      <text:p text:style-name="P2"><text:span text:style-name="T5">- To embed audio in HTML, we use the &lt;audio&gt; tag. audios attributes are autoplay, controls, loop, muted, preload and src.</text:span></text:p>
      <text:p text:style-name="P2"><text:span text:style-name="T5"/></text:p>
      <text:p text:style-name="P2"><text:span text:style-name="T5">- To embed video in HTML, we use the &lt;video&gt; tag. It contains one or more video sources at a time using &lt;source&gt; tag. It supports MP4, WebM, and Ogg in all modern browsers. videos attributes are autoplay, controls, loop, muted, preload, src, poster, width and height.</text:span></text:p>
      <text:p text:style-name="P2"><text:span text:style-name="T6">• Semantic element in HTML5?</text:span></text:p>
      <text:p text:style-name="P2"><text:span text:style-name="T7">- Semantic elements are the elements that describe their meaning to both the developer as well as to the browser</text:span><text:span text:style-name="T8">.</text:span><text:span text:style-name="T9"/></text:p>
      <text:p text:style-name="P2"><text:span text:style-name="T10">&lt;article&gt;</text:span></text:p>
      <text:p text:style-name="P2"><text:span text:style-name="T10">&lt;aside&gt;</text:span></text:p>
      <text:p text:style-name="P2"><text:span text:style-name="T10">&lt;details&gt;</text:span></text:p>
      <text:p text:style-name="P2"><text:span text:style-name="T10">&lt;figcaption&gt;</text:span></text:p>
      <text:p text:style-name="P2"><text:span text:style-name="T10">&lt;figure&gt;</text:span></text:p>
      <text:p text:style-name="P2"><text:span text:style-name="T10">&lt;footer&gt;</text:span></text:p>
      <text:p text:style-name="P2"><text:span text:style-name="T10">&lt;header&gt;</text:span></text:p>
      <text:p text:style-name="P2"><text:span text:style-name="T10">&lt;main&gt;</text:span></text:p>
      <text:p text:style-name="P2"><text:span text:style-name="T10">&lt;mark&gt;</text:span></text:p>
      <text:p text:style-name="P2"><text:span text:style-name="T10">&lt;nav&gt;</text:span></text:p>
      <text:p text:style-name="P2"><text:span text:style-name="T10">&lt;section&gt;</text:span></text:p>
      <text:p text:style-name="P2"><text:span text:style-name="T10">&lt;summary&gt;</text:span></text:p>
      <text:p text:style-name="P2"><text:span text:style-name="T10">&lt;time&gt;</text:span></text:p>
      <text:p text:style-name="P2"><text:span text:style-name="T11">• Canvas and SVG tags<text:s/></text:span><text:span text:style-name="T12"/></text:p>
      <text:p text:style-name="P3"><text:span text:style-name="T12">-The &lt;canvas&gt; tag in HTML is used to draw graphics on a web page using JavaScript.</text:span></text:p>
      <text:p text:style-name="P3"><text:span text:style-name="T12">It can be used to draw paths, boxes, texts, gradients, and adding images. By default, it does not contain borders and text. </text:span></text:p>
      <text:p text:style-name="P3"><text:span text:style-name="T12">-SVG stands for Scalable Vector Graphics.</text:span></text:p>
      <text:p text:style-name="P3"><text:span text:style-name="T12"><text:s/>It basically defines vector-based graphics in XML format. SVG graphics do NOT lose any quality if they are zoomed or resized. Every element and every attribute in SVG files can be animated</text:span></text:p>
      <text:p text:style-name="P4"><text:span text:style-name="T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